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694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942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4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quipment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il Time</text:p>
          </table:table-cell>
          <table:table-cell office:value-type="string" calcext:value-type="string">
            <text:p>Maximum Volume (L)</text:p>
          </table:table-cell>
          <table:table-cell office:value-type="string" calcext:value-type="string">
            <text:p>Boil Rate Per Hour (L)</text:p>
          </table:table-cell>
          <table:table-cell office:value-type="string" calcext:value-type="string">
            <text:p>Drain Rate Per Minute</text:p>
          </table:table-cell>
          <table:table-cell office:value-type="string" calcext:value-type="string">
            <text:p>Specific Heat (Cal/(g*C))</text:p>
          </table:table-cell>
          <table:table-cell office:value-type="string" calcext:value-type="string">
            <text:p>Grain Absorption Rate (L/kg)</text:p>
          </table:table-cell>
          <table:table-cell table:style-name="ce2" office:value-type="string" calcext:value-type="string">
            <text:p>Loss (L)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orm (EquipmentItemType.EquipmentBaseForm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 Mash Tun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181.3" calcext:value-type="float">
            <text:p>4181.3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Brew Kettle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181.3" calcext:value-type="float">
            <text:p>4181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Fermen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81.3" calcext:value-type="float">
            <text:p>4181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23:13.045057578</meta:creation-date>
    <dc:date>2020-09-22T12:07:42.643829376</dc:date>
    <meta:editing-duration>PT23H51M10S</meta:editing-duration>
    <meta:editing-cycles>4</meta:editing-cycles>
    <meta:generator>LibreOffice/6.4.5.2$Linux_X86_64 LibreOffice_project/40$Build-2</meta:generator>
    <meta:document-statistic meta:table-count="1" meta:cell-count="42" meta:object-count="0"/>
  </office:meta>
</office:document-meta>
</file>